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766cm" fo:min-width="0.897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766cm" fo:min-width="1.15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766cm" fo:min-width="1.405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766cm" fo:min-width="2.04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766cm" fo:min-width="1.913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766cm" fo:min-width="3.183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766cm" fo:min-width="3.818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766cm" fo:min-width="3.437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766cm" fo:min-width="7.62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8" draw:id="id18" draw:layer="layout" svg:width="1.397cm" svg:height="1.016cm" svg:x="10.525cm" svg:y="14.716cm">
          <text:p text:style-name="P1">O 2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397cm" svg:height="1.016cm" svg:x="9.128cm" svg:y="14.716cm">
          <text:p text:style-name="P1">N 2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1.397cm" svg:height="1.016cm" svg:x="17.002cm" svg:y="14.843cm">
          <text:p text:style-name="P1"><text:s/>B 2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1.397cm" svg:height="1.016cm" svg:x="13.827cm" svg:y="14.843cm">
          <text:p text:style-name="P1">A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1.397cm" svg:height="1.016cm" svg:x="24.495cm" svg:y="17.256cm">
          <text:p text:style-name="P1">D 1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397cm" svg:height="1.016cm" svg:x="22.463cm" svg:y="17.383cm">
          <text:p text:style-name="P1">C1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651cm" svg:height="1.016cm" svg:x="23.479cm" svg:y="14.716cm">
          <text:p text:style-name="P1">CD 2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3.161cm" svg:y1="17.383cm" svg:x2="24.304cm" svg:y2="15.732cm" draw:start-shape="id1" draw:start-glue-point="0" draw:end-shape="id2" draw:end-glue-point="2" svg:d="M23161 17383l1143-1651" svg:viewBox="0 0 1144 1652">
          <text:p/>
        </draw:connector>
        <draw:connector draw:style-name="gr3" draw:text-style-name="P2" draw:layer="layout" draw:type="line" svg:x1="25.193cm" svg:y1="17.256cm" svg:x2="24.304cm" svg:y2="15.732cm" draw:start-shape="id3" draw:start-glue-point="0" draw:end-shape="id2" draw:end-glue-point="2" svg:d="M25193 17256l-889-1524" svg:viewBox="0 0 890 1525">
          <text:p/>
        </draw:connector>
        <draw:custom-shape draw:style-name="gr1" draw:text-style-name="P2" xml:id="id6" draw:id="id6" draw:layer="layout" svg:width="1.397cm" svg:height="1.016cm" svg:x="20.558cm" svg:y="17.383cm">
          <text:p text:style-name="P1">H 1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397cm" svg:height="1.016cm" svg:x="18.272cm" svg:y="17.383cm">
          <text:p text:style-name="P1">F 1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1.651cm" svg:height="1.016cm" svg:x="20.431cm" svg:y="14.716cm">
          <text:p text:style-name="P1">FH 2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1.256cm" svg:y1="15.732cm" svg:x2="18.97cm" svg:y2="17.383cm" draw:start-shape="id4" draw:start-glue-point="2" draw:end-shape="id5" draw:end-glue-point="0" svg:d="M21256 15732l-2286 1651" svg:viewBox="0 0 2287 1652">
          <text:p/>
        </draw:connector>
        <draw:connector draw:style-name="gr3" draw:text-style-name="P2" draw:layer="layout" draw:type="line" svg:x1="21.256cm" svg:y1="15.732cm" svg:x2="21.256cm" svg:y2="17.383cm" draw:start-shape="id4" draw:start-glue-point="2" draw:end-shape="id6" draw:end-glue-point="0" svg:d="M21256 15732v1651" svg:viewBox="0 0 1 1652">
          <text:p/>
        </draw:connector>
        <draw:custom-shape draw:style-name="gr1" draw:text-style-name="P2" xml:id="id9" draw:id="id9" draw:layer="layout" svg:width="1.397cm" svg:height="1.016cm" svg:x="7.223cm" svg:y="16.494cm">
          <text:p text:style-name="P1">R 1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397cm" svg:height="1.016cm" svg:x="4.81cm" svg:y="16.494cm">
          <text:p text:style-name="P1">L 1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1.651cm" svg:height="1.016cm" svg:x="5.826cm" svg:y="14.716cm">
          <text:p text:style-name="P1">LR 2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" svg:x1="6.651cm" svg:y1="15.732cm" svg:x2="5.508cm" svg:y2="16.494cm" draw:start-shape="id7" draw:start-glue-point="2" draw:end-shape="id8" draw:end-glue-point="0" svg:d="M6651 15732l-1143 762" svg:viewBox="0 0 1144 763">
          <text:p/>
        </draw:connector>
        <draw:connector draw:style-name="gr3" draw:text-style-name="P2" draw:layer="layout" draw:type="line" svg:x1="6.651cm" svg:y1="15.732cm" svg:x2="7.921cm" svg:y2="16.494cm" draw:start-shape="id7" draw:start-glue-point="2" draw:end-shape="id9" draw:end-glue-point="0" svg:d="M6651 15732l1270 762" svg:viewBox="0 0 1271 763">
          <text:p/>
        </draw:connector>
        <draw:custom-shape draw:style-name="gr1" draw:text-style-name="P2" xml:id="id10" draw:id="id10" draw:layer="layout" svg:width="1.397cm" svg:height="1.016cm" svg:x="3.286cm" svg:y="14.716cm">
          <text:p text:style-name="P1">S 1</text:p>
          <draw:enhanced-geometry svg:viewBox="0 0 21600 21600" draw:type="rectangle" draw:enhanced-path="M 0 0 L 21600 0 21600 21600 0 21600 0 0 Z N"/>
        </draw:custom-shape>
        <draw:custom-shape draw:style-name="gr4" draw:text-style-name="P2" xml:id="id11" draw:id="id11" draw:layer="layout" svg:width="1.905cm" svg:height="1.016cm" svg:x="4.302cm" svg:y="12.684cm">
          <text:p text:style-name="P1">SLR 3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3.984cm" svg:y1="14.716cm" svg:x2="5.254cm" svg:y2="13.7cm" draw:start-shape="id10" draw:start-glue-point="0" draw:end-shape="id11" draw:end-glue-point="2" svg:d="M3984 14716l1270-1016" svg:viewBox="0 0 1271 1017">
          <text:p/>
        </draw:connector>
        <draw:connector draw:style-name="gr3" draw:text-style-name="P2" draw:layer="layout" draw:type="line" svg:x1="6.651cm" svg:y1="14.716cm" svg:x2="5.254cm" svg:y2="13.7cm" draw:start-shape="id7" draw:start-glue-point="0" draw:end-shape="id11" draw:end-glue-point="2" svg:d="M6651 14716l-1397-1016" svg:viewBox="0 0 1398 1017">
          <text:p/>
        </draw:connector>
        <draw:custom-shape draw:style-name="gr5" draw:text-style-name="P2" xml:id="id12" draw:id="id12" draw:layer="layout" svg:width="2.54cm" svg:height="1.016cm" svg:x="21.447cm" svg:y="12.684cm">
          <text:p text:style-name="P1">FHCD 4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1.256cm" svg:y1="14.716cm" svg:x2="22.717cm" svg:y2="13.7cm" draw:start-shape="id4" draw:start-glue-point="0" draw:end-shape="id12" draw:end-glue-point="2" svg:d="M21256 14716l1461-1016" svg:viewBox="0 0 1462 1017">
          <text:p/>
        </draw:connector>
        <draw:connector draw:style-name="gr3" draw:text-style-name="P2" draw:layer="layout" draw:type="line" svg:x1="24.304cm" svg:y1="14.716cm" svg:x2="22.717cm" svg:y2="13.7cm" draw:start-shape="id2" draw:start-glue-point="0" draw:end-shape="id12" draw:end-glue-point="2" svg:d="M24304 14716l-1587-1016" svg:viewBox="0 0 1588 1017">
          <text:p/>
        </draw:connector>
        <draw:custom-shape draw:style-name="gr2" draw:text-style-name="P2" xml:id="id14" draw:id="id14" draw:layer="layout" svg:width="1.651cm" svg:height="1.016cm" svg:x="15.351cm" svg:y="12.684cm">
          <text:p text:style-name="P1">AB 4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4.525cm" svg:y1="14.843cm" svg:x2="16.176cm" svg:y2="13.7cm" draw:start-shape="id13" draw:start-glue-point="0" draw:end-shape="id14" draw:end-glue-point="2" svg:d="M14525 14843l1651-1143" svg:viewBox="0 0 1652 1144">
          <text:p/>
        </draw:connector>
        <draw:connector draw:style-name="gr3" draw:text-style-name="P2" draw:layer="layout" draw:type="line" svg:x1="17.7cm" svg:y1="14.843cm" svg:x2="16.176cm" svg:y2="13.7cm" draw:start-shape="id15" draw:start-glue-point="0" draw:end-shape="id14" draw:end-glue-point="2" svg:d="M17700 14843l-1524-1143" svg:viewBox="0 0 1525 1144">
          <text:p/>
        </draw:connector>
        <draw:custom-shape draw:style-name="gr2" draw:text-style-name="P2" xml:id="id17" draw:id="id17" draw:layer="layout" svg:width="1.651cm" svg:height="1.016cm" svg:x="9.763cm" svg:y="12.684cm">
          <text:p text:style-name="P1">NO 4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9.826cm" svg:y1="14.716cm" svg:x2="10.588cm" svg:y2="13.7cm" draw:start-shape="id16" draw:start-glue-point="0" draw:end-shape="id17" draw:end-glue-point="2" svg:d="M9826 14716l762-1016" svg:viewBox="0 0 763 1017">
          <text:p/>
        </draw:connector>
        <draw:connector draw:style-name="gr3" draw:text-style-name="P2" draw:layer="layout" draw:type="line" svg:x1="11.223cm" svg:y1="14.716cm" svg:x2="10.588cm" svg:y2="13.7cm" draw:start-shape="id18" draw:start-glue-point="0" draw:end-shape="id17" draw:end-glue-point="2" svg:d="M11223 14716l-635-1016" svg:viewBox="0 0 636 1017">
          <text:p/>
        </draw:connector>
        <draw:custom-shape draw:style-name="gr1" draw:text-style-name="P2" xml:id="id19" draw:id="id19" draw:layer="layout" svg:width="1.397cm" svg:height="1.016cm" svg:x="1.381cm" svg:y="12.684cm">
          <text:p text:style-name="P1">U 2</text:p>
          <draw:enhanced-geometry svg:viewBox="0 0 21600 21600" draw:type="rectangle" draw:enhanced-path="M 0 0 L 21600 0 21600 21600 0 21600 0 0 Z N"/>
        </draw:custom-shape>
        <draw:custom-shape draw:style-name="gr6" draw:text-style-name="P2" xml:id="id20" draw:id="id20" draw:layer="layout" svg:width="2.413cm" svg:height="1.016cm" svg:x="2.016cm" svg:y="10.271cm">
          <text:p text:style-name="P1">USLR 5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" svg:x1="2.079cm" svg:y1="12.684cm" svg:x2="3.222cm" svg:y2="11.287cm" draw:start-shape="id19" draw:start-glue-point="0" draw:end-shape="id20" draw:end-glue-point="2" svg:d="M2079 12684l1143-1397" svg:viewBox="0 0 1144 1398">
          <text:p/>
        </draw:connector>
        <draw:connector draw:style-name="gr3" draw:text-style-name="P2" draw:layer="layout" draw:type="line" svg:x1="5.254cm" svg:y1="12.684cm" svg:x2="3.222cm" svg:y2="11.287cm" draw:start-shape="id11" draw:start-glue-point="0" draw:end-shape="id20" draw:end-glue-point="2" svg:d="M5254 12684l-2032-1397" svg:viewBox="0 0 2033 1398">
          <text:p/>
        </draw:connector>
        <draw:custom-shape draw:style-name="gr1" draw:text-style-name="P2" xml:id="id21" draw:id="id21" draw:layer="layout" svg:width="1.397cm" svg:height="1.016cm" svg:x="7.731cm" svg:y="12.684cm">
          <text:p text:style-name="P1">T 3</text:p>
          <draw:enhanced-geometry svg:viewBox="0 0 21600 21600" draw:type="rectangle" draw:enhanced-path="M 0 0 L 21600 0 21600 21600 0 21600 0 0 Z N"/>
        </draw:custom-shape>
        <draw:custom-shape draw:style-name="gr6" draw:text-style-name="P2" xml:id="id22" draw:id="id22" draw:layer="layout" svg:width="2.413cm" svg:height="1.016cm" svg:x="8.239cm" svg:y="10.271cm">
          <text:p text:style-name="P1">TNO 7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" svg:x1="8.429cm" svg:y1="12.684cm" svg:x2="9.445cm" svg:y2="11.287cm" draw:start-shape="id21" draw:start-glue-point="0" draw:end-shape="id22" draw:end-glue-point="2" svg:d="M8429 12684l1016-1397" svg:viewBox="0 0 1017 1398">
          <text:p/>
        </draw:connector>
        <draw:connector draw:style-name="gr3" draw:text-style-name="P2" draw:layer="layout" draw:type="line" svg:x1="10.588cm" svg:y1="12.684cm" svg:x2="9.445cm" svg:y2="11.287cm" draw:start-shape="id17" draw:start-glue-point="0" draw:end-shape="id22" draw:end-glue-point="2" svg:d="M10588 12684l-1143-1397" svg:viewBox="0 0 1144 1398">
          <text:p/>
        </draw:connector>
        <draw:custom-shape draw:style-name="gr7" draw:text-style-name="P2" xml:id="id23" draw:id="id23" draw:layer="layout" svg:width="3.683cm" svg:height="1.016cm" svg:x="17.383cm" svg:y="10.271cm">
          <text:p text:style-name="P1">ABFHCD 8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6.176cm" svg:y1="12.684cm" svg:x2="19.224cm" svg:y2="11.287cm" draw:start-shape="id14" draw:start-glue-point="0" draw:end-shape="id23" draw:end-glue-point="2" svg:d="M16176 12684l3048-1397" svg:viewBox="0 0 3049 1398">
          <text:p/>
        </draw:connector>
        <draw:connector draw:style-name="gr3" draw:text-style-name="P2" draw:layer="layout" draw:type="line" svg:x1="22.717cm" svg:y1="12.684cm" svg:x2="19.224cm" svg:y2="11.287cm" draw:start-shape="id12" draw:start-glue-point="0" draw:end-shape="id23" draw:end-glue-point="2" svg:d="M22717 12684l-3493-1397" svg:viewBox="0 0 3494 1398">
          <text:p/>
        </draw:connector>
        <draw:custom-shape draw:style-name="gr8" draw:text-style-name="P2" xml:id="id24" draw:id="id24" draw:layer="layout" svg:width="4.318cm" svg:height="1.016cm" svg:x="5.572cm" svg:y="8.112cm">
          <text:p text:style-name="P1">USLRTNO 12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" svg:x1="3.222cm" svg:y1="10.271cm" svg:x2="7.731cm" svg:y2="9.128cm" draw:start-shape="id20" draw:start-glue-point="0" draw:end-shape="id24" draw:end-glue-point="2" svg:d="M3222 10271l4509-1143" svg:viewBox="0 0 4510 1144">
          <text:p/>
        </draw:connector>
        <draw:connector draw:style-name="gr3" draw:text-style-name="P2" draw:layer="layout" draw:type="line" svg:x1="9.445cm" svg:y1="10.271cm" svg:x2="7.731cm" svg:y2="9.128cm" draw:start-shape="id22" draw:start-glue-point="0" draw:end-shape="id24" draw:end-glue-point="2" svg:d="M9445 10271l-1714-1143" svg:viewBox="0 0 1715 1144">
          <text:p/>
        </draw:connector>
        <draw:custom-shape draw:style-name="gr1" draw:text-style-name="P2" xml:id="id25" draw:id="id25" draw:layer="layout" svg:width="1.397cm" svg:height="1.016cm" svg:x="13.065cm" svg:y="10.271cm">
          <text:p text:style-name="P1">I 7</text:p>
          <draw:enhanced-geometry svg:viewBox="0 0 21600 21600" draw:type="rectangle" draw:enhanced-path="M 0 0 L 21600 0 21600 21600 0 21600 0 0 Z N"/>
        </draw:custom-shape>
        <draw:custom-shape draw:style-name="gr9" draw:text-style-name="P2" xml:id="id26" draw:id="id26" draw:layer="layout" svg:width="3.937cm" svg:height="1.016cm" svg:x="14.716cm" svg:y="7.985cm">
          <text:p text:style-name="P1">IABFHCD 15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3.763cm" svg:y1="10.271cm" svg:x2="16.684cm" svg:y2="9.001cm" draw:start-shape="id25" draw:start-glue-point="0" draw:end-shape="id26" draw:end-glue-point="2" svg:d="M13763 10271l2921-1270" svg:viewBox="0 0 2922 1271">
          <text:p/>
        </draw:connector>
        <draw:connector draw:style-name="gr3" draw:text-style-name="P2" draw:layer="layout" draw:type="line" svg:x1="19.224cm" svg:y1="10.271cm" svg:x2="16.684cm" svg:y2="9.001cm" draw:start-shape="id23" draw:start-glue-point="0" draw:end-shape="id26" draw:end-glue-point="2" svg:d="M19224 10271l-2540-1270" svg:viewBox="0 0 2541 1271">
          <text:p/>
        </draw:connector>
        <draw:custom-shape draw:style-name="gr10" draw:text-style-name="P2" xml:id="id27" draw:id="id27" draw:layer="layout" svg:width="8.128cm" svg:height="1.016cm" svg:x="9.382cm" svg:y="6.08cm">
          <text:p text:style-name="P1">USLRTNOIABFHCD 15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7.731cm" svg:y1="8.112cm" svg:x2="13.446cm" svg:y2="7.096cm" draw:start-shape="id24" draw:start-glue-point="0" draw:end-shape="id27" draw:end-glue-point="2" svg:d="M7731 8112l5715-1016" svg:viewBox="0 0 5716 1017">
          <text:p/>
        </draw:connector>
        <draw:connector draw:style-name="gr3" draw:text-style-name="P2" draw:layer="layout" draw:type="line" svg:x1="16.684cm" svg:y1="7.985cm" svg:x2="13.446cm" svg:y2="7.096cm" draw:start-shape="id26" draw:start-glue-point="0" draw:end-shape="id27" draw:end-glue-point="2" svg:d="M16684 7985l-3238-889" svg:viewBox="0 0 3239 890">
          <text:p/>
        </draw:connector>
        <draw:frame draw:style-name="gr11" draw:text-style-name="P3" draw:layer="layout" svg:width="0.853cm" svg:height="0.962cm" svg:x="4.683cm" svg:y="8.112cm">
          <draw:text-box>
            <text:p>0</text:p>
          </draw:text-box>
        </draw:frame>
        <draw:frame draw:style-name="gr11" draw:text-style-name="P3" draw:layer="layout" svg:width="0.853cm" svg:height="0.962cm" svg:x="18.907cm" svg:y="7.985cm">
          <draw:text-box>
            <text:p>1</text:p>
          </draw:text-box>
        </draw:frame>
        <draw:frame draw:style-name="gr11" draw:text-style-name="P3" draw:layer="layout" svg:width="1.205cm" svg:height="0.962cm" svg:x="1cm" svg:y="10.271cm">
          <draw:text-box>
            <text:p>00</text:p>
          </draw:text-box>
        </draw:frame>
        <draw:frame draw:style-name="gr11" draw:text-style-name="P3" draw:layer="layout" svg:width="1.205cm" svg:height="0.962cm" svg:x="7.096cm" svg:y="10.271cm">
          <draw:text-box>
            <text:p>01</text:p>
          </draw:text-box>
        </draw:frame>
        <draw:frame draw:style-name="gr11" draw:text-style-name="P3" draw:layer="layout" svg:width="1.205cm" svg:height="0.962cm" svg:x="12.049cm" svg:y="10.271cm">
          <draw:text-box>
            <text:p>10</text:p>
          </draw:text-box>
        </draw:frame>
        <draw:frame draw:style-name="gr11" draw:text-style-name="P3" draw:layer="layout" svg:width="1.158cm" svg:height="0.962cm" svg:x="16.113cm" svg:y="10.271cm">
          <draw:text-box>
            <text:p>11</text:p>
          </draw:text-box>
        </draw:frame>
        <draw:frame draw:style-name="gr11" draw:text-style-name="P3" draw:layer="layout" svg:width="1.556cm" svg:height="0.962cm" svg:x="1.381cm" svg:y="13.827cm">
          <draw:text-box>
            <text:p>000</text:p>
          </draw:text-box>
        </draw:frame>
        <draw:frame draw:style-name="gr11" draw:text-style-name="P3" draw:layer="layout" svg:width="1.556cm" svg:height="0.962cm" svg:x="5.191cm" svg:y="11.922cm">
          <draw:text-box>
            <text:p>001</text:p>
          </draw:text-box>
        </draw:frame>
        <draw:frame draw:style-name="gr11" draw:text-style-name="P3" draw:layer="layout" svg:width="1.907cm" svg:height="0.962cm" svg:x="2.905cm" svg:y="15.732cm">
          <draw:text-box>
            <text:p>0010</text:p>
          </draw:text-box>
        </draw:frame>
        <draw:frame draw:style-name="gr11" draw:text-style-name="P3" draw:layer="layout" svg:width="1.861cm" svg:height="0.962cm" svg:x="6.588cm" svg:y="13.881cm">
          <draw:text-box>
            <text:p>0011</text:p>
          </draw:text-box>
        </draw:frame>
        <draw:frame draw:style-name="gr11" draw:text-style-name="P3" draw:layer="layout" svg:width="2.212cm" svg:height="0.962cm" svg:x="4.683cm" svg:y="17.764cm">
          <draw:text-box>
            <text:p>00110</text:p>
          </draw:text-box>
        </draw:frame>
        <draw:frame draw:style-name="gr11" draw:text-style-name="P3" draw:layer="layout" svg:width="2.166cm" svg:height="0.962cm" svg:x="7.477cm" svg:y="17.764cm">
          <draw:text-box>
            <text:p>00111</text:p>
          </draw:text-box>
        </draw:frame>
        <draw:frame draw:style-name="gr11" draw:text-style-name="P3" draw:layer="layout" svg:width="1.556cm" svg:height="0.962cm" svg:x="7.096cm" svg:y="11.922cm">
          <draw:text-box>
            <text:p>010</text:p>
          </draw:text-box>
        </draw:frame>
        <draw:frame draw:style-name="gr11" draw:text-style-name="P3" draw:layer="layout" svg:width="1.51cm" svg:height="0.962cm" svg:x="10.652cm" svg:y="11.922cm">
          <draw:text-box>
            <text:p>011</text:p>
          </draw:text-box>
        </draw:frame>
        <draw:frame draw:style-name="gr12" draw:text-style-name="P3" draw:layer="layout" svg:width="1.861cm" svg:height="0.962cm" svg:x="8.791cm" svg:y="15.786cm">
          <draw:text-box>
            <text:p>0110</text:p>
          </draw:text-box>
        </draw:frame>
        <draw:frame draw:style-name="gr11" draw:text-style-name="P3" draw:layer="layout" svg:width="1.814cm" svg:height="0.962cm" svg:x="10.489cm" svg:y="15.732cm">
          <draw:text-box>
            <text:p>0111</text:p>
          </draw:text-box>
        </draw:frame>
        <draw:frame draw:style-name="gr11" draw:text-style-name="P3" draw:layer="layout" svg:width="1.51cm" svg:height="0.962cm" svg:x="13.968cm" svg:y="12.811cm">
          <draw:text-box>
            <text:p>110</text:p>
          </draw:text-box>
        </draw:frame>
        <draw:frame draw:style-name="gr11" draw:text-style-name="P3" draw:layer="layout" svg:width="1.463cm" svg:height="0.962cm" svg:x="19.857cm" svg:y="12.684cm">
          <draw:text-box>
            <text:p>111</text:p>
          </draw:text-box>
        </draw:frame>
        <draw:frame draw:style-name="gr12" draw:text-style-name="P3" draw:layer="layout" svg:width="1.861cm" svg:height="0.962cm" svg:x="12.728cm" svg:y="14.135cm">
          <draw:text-box>
            <text:p>1100</text:p>
          </draw:text-box>
        </draw:frame>
        <draw:frame draw:style-name="gr11" draw:text-style-name="P3" draw:layer="layout" svg:width="1.861cm" svg:height="0.962cm" svg:x="17.637cm" svg:y="14.081cm">
          <draw:text-box>
            <text:p>1101</text:p>
          </draw:text-box>
        </draw:frame>
        <draw:frame draw:style-name="gr11" draw:text-style-name="P3" draw:layer="layout" svg:width="1.814cm" svg:height="0.962cm" svg:x="19.887cm" svg:y="13.954cm">
          <draw:text-box>
            <text:p>1110</text:p>
          </draw:text-box>
        </draw:frame>
        <draw:frame draw:style-name="gr11" draw:text-style-name="P3" draw:layer="layout" svg:width="1.768cm" svg:height="0.962cm" svg:x="24.241cm" svg:y="13.954cm">
          <draw:text-box>
            <text:p>1111</text:p>
          </draw:text-box>
        </draw:frame>
        <draw:frame draw:style-name="gr11" draw:text-style-name="P3" draw:layer="layout" svg:width="2.166cm" svg:height="0.962cm" svg:x="17.503cm" svg:y="18.326cm">
          <draw:text-box>
            <text:p>11100</text:p>
          </draw:text-box>
        </draw:frame>
        <draw:frame draw:style-name="gr12" draw:text-style-name="P3" draw:layer="layout" svg:width="2.166cm" svg:height="0.962cm" svg:x="20.17cm" svg:y="18.453cm">
          <draw:text-box>
            <text:p>11101</text:p>
          </draw:text-box>
        </draw:frame>
        <draw:frame draw:style-name="gr12" draw:text-style-name="P3" draw:layer="layout" svg:width="2.119cm" svg:height="0.962cm" svg:x="22.376cm" svg:y="18.453cm">
          <draw:text-box>
            <text:p>11110</text:p>
          </draw:text-box>
        </draw:frame>
        <draw:frame draw:style-name="gr11" draw:text-style-name="P3" draw:layer="layout" svg:width="2.073cm" svg:height="0.962cm" svg:x="25.003cm" svg:y="18.072cm">
          <draw:text-box>
            <text:p>1111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8T16:50:01.949495218</meta:creation-date>
    <dc:date>2019-04-18T18:52:58.201459931</dc:date>
    <meta:editing-duration>PT47M19S</meta:editing-duration>
    <meta:editing-cycles>6</meta:editing-cycles>
    <meta:generator>LibreOffice/6.0.7.3$Linux_X86_64 LibreOffice_project/00m0$Build-3</meta:generator>
    <meta:document-statistic meta:object-count="79"/>
  </office:meta>
</office:document-meta>
</file>